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itle">
      <style:text-properties officeooo:rsid="001e66d6" officeooo:paragraph-rsid="001e66d6"/>
    </style:style>
    <style:style style:name="P2" style:family="paragraph" style:parent-style-name="Heading_20_1">
      <style:text-properties officeooo:rsid="001e66d6" officeooo:paragraph-rsid="001e66d6"/>
    </style:style>
    <style:style style:name="P3" style:family="paragraph" style:parent-style-name="Text_20_body">
      <style:text-properties officeooo:rsid="001e66d6" officeooo:paragraph-rsid="001e66d6"/>
    </style:style>
    <style:style style:name="P4" style:family="paragraph" style:parent-style-name="Text_20_body" style:list-style-name="L1">
      <style:text-properties officeooo:rsid="0023b3d7" officeooo:paragraph-rsid="0023b3d7"/>
    </style:style>
    <style:style style:name="T1" style:family="text">
      <style:text-properties officeooo:rsid="0021901a"/>
    </style:style>
    <style:style style:name="T2" style:family="text">
      <style:text-properties officeooo:rsid="0023b3d7"/>
    </style:style>
    <style:style style:name="T3" style:family="text">
      <style:text-properties officeooo:rsid="002b45bb"/>
    </style:style>
    <style:style style:name="T4" style:family="text">
      <style:text-properties officeooo:rsid="0024920b"/>
    </style:style>
    <style:style style:name="T5" style:family="text">
      <style:text-properties officeooo:rsid="0025ac27"/>
    </style:style>
    <style:style style:name="T6" style:family="text">
      <style:text-properties officeooo:rsid="00279085"/>
    </style:style>
    <style:style style:name="T7" style:family="text">
      <style:text-properties officeooo:rsid="00279fb4"/>
    </style:style>
    <style:style style:name="T8" style:family="text">
      <style:text-properties officeooo:rsid="0028ebb9"/>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ultural Policy</text:p>
      <text:h text:style-name="P2" text:outline-level="1">Core Values</text:h>
      <text:p text:style-name="P3"><text:tab/><text:span text:style-name="T1">We at TrueScan AI want people to know us as </text:span><text:span text:style-name="T2">a </text:span><text:span text:style-name="T1">careful, </text:span><text:span text:style-name="T2">honest</text:span><text:span text:style-name="T1">, and accuracy-driven </text:span><text:span text:style-name="T2">business company</text:span><text:span text:style-name="T1">. </text:span><text:span text:style-name="T2">Our core values are that of integrity, transparency, fairness, </text:span><text:span text:style-name="T3">user empowerment, </text:span><text:span text:style-name="T2">and accountability. Integrity is an important value to us because it means our fact checking is guided by evidence </text:span><text:span text:style-name="T4">and not affected by outside influences such as advertisers, social media platforms, or political groups. Transparency is something we show to our users </text:span><text:span text:style-name="T5">because it increases trust in us whenever something is flagged and the reasoning of why it is flagged is supported by detailed explanations and cited sources. Fairness is about how we actively test </text:span><text:span text:style-name="T6">for and correct bias so that no viewpoint is treated systematically worse by our models. </text:span><text:span text:style-name="T3">User empowerment is idea where our product is used to assist and bolster our user’s critical thinking skills by not acting as a replacement for their judgment, but as a tool that teaches users how to assess the news on their own.</text:span><text:span text:style-name="T7"> Accountability means we accept that our decisions may cause harm if we flag something incorrectly, so we keep logs, publish summaries of our impact, and correct any errors publicly.</text:span></text:p>
      <text:h text:style-name="P2" text:outline-level="1">Motivation</text:h>
      <text:p text:style-name="P3"><text:tab/><text:span text:style-name="T7">We are motivated by a love of informed, critical communities and a fear of unaccountable AI misinforming people all over the world. </text:span><text:span text:style-name="T8">The people of TrueScan AI enjoy working with computing, journalism, and we value teams where engineers, designers, and social scientists can work together. Inside of the company, we have a focus of going to the safe and steady route, raising ethical concerns, and documenting trade-offs over certain decisions. This can lead to form habits in the company of having clear documentation, an open discussion of risks, and collaborations with external watchdogs. </text:span><text:span text:style-name="T3">We want our users to view TrueScan AI as a place where technical accuracy and ethical concern are at the same standard of quality.</text:span></text:p>
      <text:h text:style-name="P2" text:outline-level="1">Summary</text:h>
      <text:list text:style-name="L1">
        <text:list-item>
          <text:p text:style-name="P4">Evidence-driven</text:p>
        </text:list-item>
        <text:list-item>
          <text:p text:style-name="P4">Transparent</text:p>
        </text:list-item>
        <text:list-item>
          <text:p text:style-name="P4">Fair</text:p>
        </text:list-item>
        <text:list-item>
          <text:p text:style-name="P4">User First</text:p>
        </text:list-item>
      </text:list>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16:03:54.426754800</meta:creation-date>
    <dc:date>2025-11-29T22:10:01.127046000</dc:date>
    <meta:editing-duration>PT3H18M30S</meta:editing-duration>
    <meta:editing-cycles>4</meta:editing-cycles>
    <meta:generator>LibreOffice/25.8.3.2$Windows_X86_64 LibreOffice_project/8ca8d55c161d602844f5428fa4b58097424e324e</meta:generator>
    <meta:document-statistic meta:table-count="0" meta:image-count="0" meta:object-count="0" meta:page-count="1" meta:paragraph-count="10" meta:word-count="321" meta:character-count="1961" meta:non-whitespace-character-count="1652"/>
  </office:meta>
</office:document-meta>
</file>